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2.5in" table:align="center"/>
    </style:style>
    <style:style style:name="Table4.A" style:family="table-column">
      <style:table-column-properties style:column-width="2.5in"/>
    </style:style>
    <style:style style:name="Table4.A1" style:family="table-cell">
      <style:table-cell-properties fo:padding="0.0382in" fo:border="0.05pt solid #000000"/>
    </style:style>
    <style:style style:name="Table3" style:family="table">
      <style:table-properties style:width="2.6903in" table:align="center"/>
    </style:style>
    <style:style style:name="Table3.A" style:family="table-column">
      <style:table-column-properties style:column-width="2.6903in"/>
    </style:style>
    <style:style style:name="Table3.A1" style:family="table-cell">
      <style:table-cell-properties fo:padding="0.0382in" fo:border="0.05pt solid #000000"/>
    </style:style>
    <style:style style:name="Table2" style:family="table">
      <style:table-properties style:width="3.4403in" table:align="center"/>
    </style:style>
    <style:style style:name="Table2.A" style:family="table-column">
      <style:table-column-properties style:column-width="3.4403in"/>
    </style:style>
    <style:style style:name="Table2.A1" style:family="table-cell">
      <style:table-cell-properties fo:background-color="transparent" fo:padding="0.0382in" fo:border-left="0.05pt solid #000000" fo:border-right="0.05pt solid #000000" fo:border-top="0.05pt solid #000000" fo:border-bottom="none">
        <style:background-image/>
      </style:table-cell-properties>
    </style:style>
    <style:style style:name="Table5" style:family="table">
      <style:table-properties style:width="4.6299in" table:align="center"/>
    </style:style>
    <style:style style:name="Table5.A" style:family="table-column">
      <style:table-column-properties style:column-width="4.6299in"/>
    </style:style>
    <style:style style:name="Table5.A1" style:family="table-cell">
      <style:table-cell-properties fo:background-color="transparent" fo:padding="0.0382in" fo:border-left="0.05pt solid #000000" fo:border-right="0.05pt solid #000000" fo:border-top="0.05pt solid #000000" fo:border-bottom="none">
        <style:background-image/>
      </style:table-cell-properties>
    </style:style>
    <style:style style:name="Table6" style:family="table">
      <style:table-properties style:width="4.6299in" table:align="center"/>
    </style:style>
    <style:style style:name="Table6.A" style:family="table-column">
      <style:table-column-properties style:column-width="4.6299in"/>
    </style:style>
    <style:style style:name="Table6.A1" style:family="table-cell">
      <style:table-cell-properties fo:background-color="transparent" fo:padding="0.0382in" fo:border-left="0.05pt solid #000000" fo:border-right="0.05pt solid #000000" fo:border-top="0.05pt solid #000000" fo:border-bottom="none">
        <style:background-image/>
      </style:table-cell-properties>
    </style:style>
    <style:style style:name="Table1" style:family="table">
      <style:table-properties style:width="5.6299in" table:align="center"/>
    </style:style>
    <style:style style:name="Table1.A" style:family="table-column">
      <style:table-column-properties style:column-width="2.2486in"/>
    </style:style>
    <style:style style:name="Table1.B" style:family="table-column">
      <style:table-column-properties style:column-width="1.6944in"/>
    </style:style>
    <style:style style:name="Table1.C" style:family="table-column">
      <style:table-column-properties style:column-width="1.6868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Times New Roman" fo:font-size="10pt" fo:font-weight="bold" style:font-size-asian="10pt" style:font-weight-asian="bold" style:font-size-complex="10pt" style:font-weight-complex="bold"/>
    </style:style>
    <style:style style:name="P2" style:family="paragraph" style:parent-style-name="Standard">
      <style:text-properties style:font-name="Times New Roman" fo:font-size="10pt" style:font-size-asian="10pt" style:font-size-complex="10pt"/>
    </style:style>
    <style:style style:name="P3" style:family="paragraph" style:parent-style-name="Standard">
      <style:text-properties style:font-name="Times New Roman" fo:font-size="10pt" officeooo:paragraph-rsid="001ca7ed" style:font-size-asian="10pt" style:font-size-complex="10pt"/>
    </style:style>
    <style:style style:name="P4" style:family="paragraph" style:parent-style-name="Standard">
      <style:text-properties style:font-name="Times New Roman" fo:font-size="10pt" officeooo:paragraph-rsid="002181da" style:font-size-asian="10pt" style:font-size-complex="10pt"/>
    </style:style>
    <style:style style:name="P5" style:family="paragraph" style:parent-style-name="Standard">
      <style:text-properties style:font-name="Times New Roman" fo:font-size="10pt" fo:font-weight="normal" style:font-size-asian="10pt" style:font-weight-asian="normal" style:font-size-complex="10pt" style:font-weight-complex="normal"/>
    </style:style>
    <style:style style:name="P6" style:family="paragraph" style:parent-style-name="Standard">
      <style:text-properties style:font-name="Times New Roman" fo:font-size="10pt" fo:font-style="italic" style:font-size-asian="10pt" style:font-style-asian="italic" style:font-size-complex="10pt" style:font-style-complex="italic"/>
    </style:style>
    <style:style style:name="P7" style:family="paragraph" style:parent-style-name="Standard">
      <style:text-properties style:font-name="Times New Roman" fo:font-size="10pt" fo:font-style="italic" officeooo:paragraph-rsid="00214e98" style:font-size-asian="10pt" style:font-style-asian="italic" style:font-size-complex="10pt" style:font-style-complex="italic"/>
    </style:style>
    <style:style style:name="P8" style:family="paragraph" style:parent-style-name="Standard">
      <style:text-properties style:font-name="Times New Roman" fo:font-size="10pt" fo:font-style="italic" officeooo:rsid="001ca7ed" officeooo:paragraph-rsid="001fd099" style:font-size-asian="10pt" style:font-style-asian="italic" style:font-size-complex="10pt" style:font-style-complex="italic"/>
    </style:style>
    <style:style style:name="P9" style:family="paragraph" style:parent-style-name="Standard">
      <style:text-properties style:font-name="Times New Roman" fo:font-size="10pt" fo:font-style="italic" officeooo:rsid="001ca7ed" officeooo:paragraph-rsid="001ca7ed" style:font-size-asian="10pt" style:font-style-asian="italic" style:font-size-complex="10pt" style:font-style-complex="italic"/>
    </style:style>
    <style:style style:name="P10" style:family="paragraph" style:parent-style-name="Standard">
      <style:text-properties style:font-name="Times New Roman" fo:font-size="10pt" fo:font-style="italic" officeooo:rsid="001ca7ed" officeooo:paragraph-rsid="002181da" style:font-size-asian="10pt" style:font-style-asian="italic" style:font-size-complex="10pt" style:font-style-complex="italic"/>
    </style:style>
    <style:style style:name="P11" style:family="paragraph" style:parent-style-name="Standard">
      <style:text-properties style:font-name="Times New Roman" fo:font-size="10pt" fo:font-style="italic" officeooo:rsid="001e4a97" officeooo:paragraph-rsid="002181da" style:font-size-asian="10pt" style:font-style-asian="italic" style:font-size-complex="10pt" style:font-style-complex="italic"/>
    </style:style>
    <style:style style:name="P12" style:family="paragraph" style:parent-style-name="Standard">
      <style:text-properties style:font-name="Times New Roman" fo:font-size="10pt" fo:font-style="italic" fo:font-weight="normal" officeooo:rsid="001e4a97" officeooo:paragraph-rsid="001fd099" style:font-size-asian="10pt" style:font-style-asian="italic" style:font-weight-asian="normal" style:font-size-complex="10pt" style:font-style-complex="italic" style:font-weight-complex="normal"/>
    </style:style>
    <style:style style:name="P13" style:family="paragraph" style:parent-style-name="Standard">
      <style:text-properties style:font-name="Times New Roman" fo:font-size="10pt" fo:font-style="italic" fo:font-weight="normal" officeooo:rsid="002181da" officeooo:paragraph-rsid="002181da" style:font-size-asian="10pt" style:font-style-asian="italic" style:font-weight-asian="normal" style:font-size-complex="10pt" style:font-style-complex="italic" style:font-weight-complex="normal"/>
    </style:style>
    <style:style style:name="P14" style:family="paragraph" style:parent-style-name="Standard">
      <style:text-properties style:font-name="Times New Roman" fo:font-size="10pt" fo:font-style="italic" fo:font-weight="bold" officeooo:rsid="002181da" officeooo:paragraph-rsid="002181da" style:font-size-asian="10pt" style:font-style-asian="italic" style:font-weight-asian="bold" style:font-size-complex="10pt" style:font-style-complex="italic" style:font-weight-complex="bold"/>
    </style:style>
    <style:style style:name="P15" style:family="paragraph" style:parent-style-name="Standard">
      <style:text-properties style:font-name="Times New Roman" fo:font-size="10pt" fo:font-style="normal" fo:font-weight="normal" officeooo:rsid="001e4a97" officeooo:paragraph-rsid="001e4a97" style:font-size-asian="10pt" style:font-style-asian="normal" style:font-weight-asian="normal" style:font-size-complex="10pt" style:font-style-complex="normal" style:font-weight-complex="normal"/>
    </style:style>
    <style:style style:name="P16" style:family="paragraph" style:parent-style-name="Standard">
      <style:text-properties style:font-name="Times New Roman" fo:font-size="10pt" fo:font-style="normal" fo:font-weight="normal" officeooo:rsid="001e4a97" officeooo:paragraph-rsid="001fd099" style:font-size-asian="10pt" style:font-style-asian="normal" style:font-weight-asian="normal" style:font-size-complex="10pt" style:font-style-complex="normal" style:font-weight-complex="normal"/>
    </style:style>
    <style:style style:name="P17" style:family="paragraph" style:parent-style-name="Standard">
      <style:text-properties style:font-name="Times New Roman" fo:font-size="10pt" fo:font-style="normal" fo:font-weight="normal" officeooo:rsid="001e4a97" officeooo:paragraph-rsid="002181da" style:font-size-asian="10pt" style:font-style-asian="normal" style:font-weight-asian="normal" style:font-size-complex="10pt" style:font-style-complex="normal" style:font-weight-complex="normal"/>
    </style:style>
    <style:style style:name="P18" style:family="paragraph" style:parent-style-name="Standard">
      <style:text-properties style:font-name="Times New Roman" fo:font-size="10pt" fo:font-style="normal" fo:font-weight="normal" officeooo:rsid="002181da" officeooo:paragraph-rsid="002181da" style:font-size-asian="10pt" style:font-style-asian="normal" style:font-weight-asian="normal" style:font-size-complex="10pt" style:font-style-complex="normal" style:font-weight-complex="normal"/>
    </style:style>
    <style:style style:name="P19" style:family="paragraph" style:parent-style-name="Standard">
      <style:text-properties style:font-name="Times New Roman" fo:font-size="15pt" fo:font-weight="bold" style:font-size-asian="15pt" style:font-weight-asian="bold" style:font-size-complex="15pt" style:font-weight-complex="bold"/>
    </style:style>
    <style:style style:name="P20" style:family="paragraph" style:parent-style-name="Standard">
      <style:text-properties style:font-name="Times New Roman" fo:font-size="12pt" fo:font-weight="bold" style:font-size-asian="12pt" style:font-weight-asian="bold" style:font-size-complex="12pt" style:font-weight-complex="bold"/>
    </style:style>
    <style:style style:name="P21" style:family="paragraph" style:parent-style-name="Standard">
      <style:text-properties style:font-name="Times New Roman" fo:font-size="12pt" fo:font-style="normal" fo:font-weight="bold" officeooo:rsid="001ca7ed" officeooo:paragraph-rsid="001ca7ed" style:font-size-asian="12pt" style:font-style-asian="normal" style:font-weight-asian="bold" style:font-size-complex="12pt" style:font-style-complex="normal" style:font-weight-complex="bold"/>
    </style:style>
    <style:style style:name="P22" style:family="paragraph" style:parent-style-name="Standard">
      <style:text-properties style:font-name="Times New Roman" fo:font-size="12pt" fo:font-style="normal" officeooo:rsid="001ca7ed" officeooo:paragraph-rsid="002181da" style:font-size-asian="12pt" style:font-style-asian="normal" style:font-size-complex="12pt" style:font-style-complex="normal"/>
    </style:style>
    <style:style style:name="P23" style:family="paragraph" style:parent-style-name="Standard">
      <style:text-properties style:font-name="Times New Roman" fo:font-size="12pt" fo:font-style="italic" fo:font-weight="bold" officeooo:rsid="002181da" officeooo:paragraph-rsid="002181da" style:font-size-asian="12pt" style:font-style-asian="italic" style:font-weight-asian="bold" style:font-size-complex="12pt" style:font-style-complex="italic" style:font-weight-complex="bold"/>
    </style:style>
    <style:style style:name="P24" style:family="paragraph" style:parent-style-name="Text_20_body">
      <style:text-properties style:font-name="Times New Roman" fo:font-size="10pt" fo:font-style="italic" officeooo:rsid="001ca7ed" officeooo:paragraph-rsid="001ca7ed" style:font-size-asian="10pt" style:font-style-asian="italic" style:font-size-complex="10pt" style:font-style-complex="italic"/>
    </style:style>
    <style:style style:name="P25" style:family="paragraph" style:parent-style-name="Text_20_body">
      <style:text-properties style:font-name="Times New Roman" fo:font-size="10pt" fo:font-style="italic" officeooo:rsid="001ca7ed" officeooo:paragraph-rsid="002181da" style:font-size-asian="10pt" style:font-style-asian="italic" style:font-size-complex="10pt" style:font-style-complex="italic"/>
    </style:style>
    <style:style style:name="P26" style:family="paragraph" style:parent-style-name="Text_20_body">
      <style:text-properties style:font-name="Times New Roman" fo:font-size="10pt" fo:font-style="normal" officeooo:rsid="002181da" officeooo:paragraph-rsid="002181da" style:font-size-asian="10pt" style:font-style-asian="normal" style:font-size-complex="10pt" style:font-style-complex="normal"/>
    </style:style>
    <style:style style:name="P27" style:family="paragraph" style:parent-style-name="Table_20_Contents">
      <style:text-properties style:font-name="Times New Roman" fo:font-size="10pt" officeooo:rsid="001c4b56" officeooo:paragraph-rsid="001c4b56" style:font-size-asian="10pt" style:font-size-complex="10pt"/>
    </style:style>
    <style:style style:name="T1" style:family="text">
      <style:text-properties officeooo:rsid="001c4b56"/>
    </style:style>
    <style:style style:name="T2" style:family="text">
      <style:text-properties officeooo:rsid="001ca7ed"/>
    </style:style>
    <style:style style:name="T3" style:family="text">
      <style:text-properties style:text-position="super 58%" officeooo:rsid="001ca7ed"/>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1ca7ed" style:font-style-asian="italic" style:font-weight-asian="bold" style:font-style-complex="italic" style:font-weight-complex="bold"/>
    </style:style>
    <style:style style:name="T7" style:family="text">
      <style:text-properties fo:font-style="italic" fo:font-weight="bold" officeooo:rsid="002181da" style:font-style-asian="italic" style:font-weight-asian="bold" style:font-style-complex="italic" style:font-weight-complex="bold"/>
    </style:style>
    <style:style style:name="T8" style:family="text">
      <style:text-properties fo:font-weight="bold" style:font-weight-asian="bold" style:font-weight-complex="bold"/>
    </style:style>
    <style:style style:name="T9" style:family="text">
      <style:text-properties fo:font-weight="bold" officeooo:rsid="002181da" style:font-weight-asian="bold" style:font-weight-complex="bold"/>
    </style:style>
    <style:style style:name="T10" style:family="text">
      <style:text-properties fo:font-weight="bold" officeooo:rsid="001c4b56"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2181da" style:font-weight-asian="normal" style:font-weight-complex="normal"/>
    </style:style>
    <style:style style:name="T13" style:family="text">
      <style:text-properties fo:font-weight="normal" officeooo:rsid="001c4b56" style:font-weight-asian="normal" style:font-weight-complex="normal"/>
    </style:style>
    <style:style style:name="T14" style:family="text">
      <style:text-properties officeooo:rsid="001fd099"/>
    </style:style>
    <style:style style:name="T15" style:family="text">
      <style:text-properties officeooo:rsid="002181d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2">4 <text:s text:c="4"/></text:span>Serial Tuning with OpenMP Code</text:p>
      <text:p text:style-name="P1"/>
      <text:p text:style-name="P2">The code provided used OpenMP library to parallelize the implementation of</text:p>
      <text:p text:style-name="P2">Floyd-Warshall algorithm with a time complexity of O(<text:span text:style-name="T2">Log(n) * n</text:span><text:span text:style-name="T3">3</text:span><text:span text:style-name="T2">). <text:s/></text:span>The pro<text:span text:style-name="T2">fi</text:span>ling of this code <text:span text:style-name="T2">yields </text:span>the following result:</text:p>
      <text:p text:style-name="P2"/>
      <text:p text:style-name="P2">Time as per the code: 3.17277 seconds</text:p>
      <text:p text:style-name="P2">Amplxe Hotspots: Function: <text:tab/><text:span text:style-name="T4">square</text:span> →<text:span text:style-name="T2"> </text:span>43.093 seconds</text:p>
      <text:p text:style-name="P2"><text:tab/><text:tab/><text:tab/><text:tab/>memcpy →<text:span text:style-name="T2"> </text:span>0.029 seconds</text:p>
      <text:p text:style-name="P2"/>
      <text:p text:style-name="P5"><text:span text:style-name="T2">Using this as the base performance, w</text:span>e tried to do the following optimizations:</text:p>
      <text:p text:style-name="P2"/>
      <text:p text:style-name="P20"><text:span text:style-name="T2">i) </text:span>Removed a redundant loop</text:p>
      <text:p text:style-name="P2">In the function <text:span text:style-name="T5">shortest_paths</text:span>, the following loop iteration iterates over the entire graph with time complexity of <text:span text:style-name="T2">O(n</text:span><text:span text:style-name="T3">2</text:span><text:span text:style-name="T2">) </text:span>which can be removed.</text:p>
      <text:p text:style-name="P2"/>
      <table:table table:name="Table4" table:style-name="Table4">
        <table:table-column table:style-name="Table4.A"/>
        <table:table-row>
          <table:table-cell table:style-name="Table4.A1" office:value-type="string">
            <text:p text:style-name="P7">for (int i = 0; i &lt; n*n; i += n+1)</text:p>
            <text:p text:style-name="P7"><text:s text:c="8"/>l[i] = 0;</text:p>
          </table:table-cell>
        </table:table-row>
      </table:table>
      <text:p text:style-name="P6"/>
      <text:p text:style-name="P2">We removed this <text:span text:style-name="T2">loop and updated the </text:span><text:span text:style-name="T6">infinitize</text:span><text:span text:style-name="T2"> function which was also looping over the same matrix to perform the above function.</text:span></text:p>
      <text:p text:style-name="P2"/>
      <table:table table:name="Table3" table:style-name="Table3">
        <table:table-column table:style-name="Table3.A"/>
        <table:table-row>
          <table:table-cell table:style-name="Table3.A1" office:value-type="string">
            <text:p text:style-name="P8">static inline void infinitize(int n, int* l){</text:p>
            <text:p text:style-name="P8"><text:s text:c="4"/>for (int i = 0; i &lt; n*n; ++i)</text:p>
            <text:p text:style-name="P8"><text:s text:c="4"/>if (l[i] == 0 &amp;&amp; (i % (n + 1)) != 0)</text:p>
            <text:p text:style-name="P8"><text:s text:c="9"/>l[i] = n+1;</text:p>
            <text:p text:style-name="P8">}</text:p>
          </table:table-cell>
        </table:table-row>
      </table:table>
      <text:p text:style-name="P6"/>
      <text:p text:style-name="P24">Performance after this step:</text:p>
      <text:p text:style-name="P3">Time as per the code: <text:span text:style-name="T1">3.08317</text:span> seconds</text:p>
      <text:p text:style-name="P3">Amplxe Hotspots: Function: <text:tab/><text:span text:style-name="T4">square</text:span> →<text:span text:style-name="T2"> 43.227</text:span> seconds</text:p>
      <text:p text:style-name="P9"><text:tab/><text:tab/><text:tab/><text:tab/>memcpy → <text:span text:style-name="T1">0.0</text:span>28 seconds</text:p>
      <text:p text:style-name="P9"/>
      <text:p text:style-name="P21">ii) Removed memcpy calls in shortest_paths function</text:p>
      <text:p text:style-name="P15">In the function <text:span text:style-name="T5">shortest_paths, </text:span>after each iteration of the for loop in which the square function is called, variable lnew is copied in variable l which is of size n*n and takes time. <text:span text:style-name="T14">The code becomes:</text:span></text:p>
      <text:p text:style-name="P15"/>
      <table:table table:name="Table2" table:style-name="Table2">
        <table:table-column table:style-name="Table2.A"/>
        <table:table-row>
          <table:table-cell table:style-name="Table2.A1" office:value-type="string">
            <text:p text:style-name="P12">int* restrict lnew = (int*) calloc(n*n, sizeof(int));</text:p>
            <text:p text:style-name="P12">int flag = 1;</text:p>
            <text:p text:style-name="P12">for (int done = 0; !done; ) {</text:p>
            <text:p text:style-name="P12"><text:s text:c="4"/>done = flag ? square(n, l, lnew) : square(n, lnew, l);</text:p>
            <text:p text:style-name="P12"><text:s text:c="4"/>flag = !flag;</text:p>
            <text:p text:style-name="P12">}</text:p>
            <text:p text:style-name="P12">if(!flag) {</text:p>
            <text:p text:style-name="P12"><text:tab/>memcpy(l, lnew, n*n * sizeof(int));</text:p>
            <text:p text:style-name="P12"><text:soft-page-break/>}</text:p>
          </table:table-cell>
        </table:table-row>
      </table:table>
      <text:p text:style-name="P16"/>
      <text:p text:style-name="P18">In the case, rather than always doing a memcpy from lnew to l, we call the function square with arguments in a swapped order alternatively. Finally at the end if a copy is required in the case if the last execution of the loop, the function square was called with the arguments as square(n, lnew, l), the memcpy function is called only once.</text:p>
      <text:p text:style-name="P18"/>
      <text:p text:style-name="P25">Performance after this step:</text:p>
      <text:p text:style-name="P4">Time as per the code: <text:span text:style-name="T1">2.98006</text:span> seconds</text:p>
      <text:p text:style-name="P4">Amplxe Hotspots: Function: <text:tab/><text:span text:style-name="T4">square</text:span> →<text:span text:style-name="T2"> 29.199</text:span> seconds</text:p>
      <text:p text:style-name="P10"><text:span text:style-name="T12"><text:tab/><text:tab/><text:tab/><text:tab/>memcpy → </text:span><text:span text:style-name="T13">0.010</text:span><text:span text:style-name="T12"> seconds</text:span></text:p>
      <text:p text:style-name="P13"/>
      <text:p text:style-name="P22"><text:span text:style-name="T9">i</text:span><text:span text:style-name="T8">ii) </text:span><text:span text:style-name="T10">Copy Optimization </text:span><text:span text:style-name="T9">of the matrix </text:span><text:span text:style-name="T10">for better cache hits</text:span></text:p>
      <text:p text:style-name="P17">In the function <text:span text:style-name="T7">square</text:span><text:span text:style-name="T5">, </text:span><text:span text:style-name="T15">we take the transpose of l matrix and store it in ltrans. The reason for this expensive operation is because the inner most loop of the original square function was accessing the matrix l in a way that would lead to a lot of cache misses.</text:span></text:p>
      <text:p text:style-name="P17"/>
      <table:table table:name="Table5" table:style-name="Table5">
        <table:table-column table:style-name="Table5.A"/>
        <table:table-row>
          <table:table-cell table:style-name="Table5.A1" office:value-type="string">
            <text:p text:style-name="P11"><text:span text:style-name="T11">//</text:span><text:span text:style-name="T12">Original Code</text:span></text:p>
            <text:p text:style-name="P13"/>
            <text:p text:style-name="P13">int done = 1;</text:p>
            <text:p text:style-name="P13">#pragma omp parallel for shared(l, lnew) reduction(&amp;&amp; : done)</text:p>
            <text:p text:style-name="P13"><text:s text:c="4"/>for (int j = 0; j &lt; n; ++j) {</text:p>
            <text:p text:style-name="P13"><text:s text:c="8"/>for (int i = 0; i &lt; n; ++i) {</text:p>
            <text:p text:style-name="P13"><text:s text:c="12"/>int lij = lnew[j*n+i];</text:p>
            <text:p text:style-name="P13"><text:s text:c="12"/>for (int k = 0; k &lt; n; ++k) {</text:p>
            <text:p text:style-name="P14"><text:s text:c="16"/>int lik = l[k*n+i]; //This line will result in a lot of cache misses</text:p>
            <text:p text:style-name="P13"><text:s text:c="16"/>int lkj = l[j*n+k];</text:p>
            <text:p text:style-name="P13"><text:s text:c="16"/>if (lik + lkj &lt; lij) {</text:p>
            <text:p text:style-name="P13"><text:s text:c="20"/>lij = lik+lkj;</text:p>
            <text:p text:style-name="P13"><text:s text:c="20"/>done = 0;</text:p>
            <text:p text:style-name="P13"><text:s text:c="16"/>}</text:p>
            <text:p text:style-name="P13"><text:s text:c="12"/>}</text:p>
            <text:p text:style-name="P13"><text:s text:c="12"/>lnew[j*n+i] = lij;</text:p>
            <text:p text:style-name="P13"><text:s text:c="8"/>}</text:p>
            <text:p text:style-name="P13"><text:s text:c="4"/>}</text:p>
            <text:p text:style-name="P13"><text:s text:c="4"/>return done;</text:p>
          </table:table-cell>
        </table:table-row>
      </table:table>
      <text:p text:style-name="P17"/>
      <text:p text:style-name="P18">Thus we create another variable to store the transpose of the matrix l to avoid these cache misses. The resultant code for the function square becomes:</text:p>
      <text:p text:style-name="P18"/>
      <table:table table:name="Table6" table:style-name="Table6">
        <table:table-column table:style-name="Table6.A"/>
        <table:table-row>
          <table:table-cell table:style-name="Table6.A1" office:value-type="string">
            <text:p text:style-name="P11"><text:span text:style-name="T11">//</text:span><text:span text:style-name="T12">Optimized Code</text:span></text:p>
            <text:p text:style-name="P13"/>
            <text:p text:style-name="P13">//Copying the transpose of l into ltrans</text:p>
            <text:p text:style-name="P13">int* restrict ltrans = malloc(n*n*sizeof(int));</text:p>
            <text:p text:style-name="P13"><text:s text:c="4"/>for (int j = 0; j &lt; n; ++j) {</text:p>
            <text:p text:style-name="P13"><text:s text:c="8"/>for (int i = 0; i &lt; n; ++i) {</text:p>
            <text:p text:style-name="P13"><text:s text:c="12"/>ltrans[i*n + j] = l[j*n + i];</text:p>
            <text:p text:style-name="P13"><text:soft-page-break/><text:s text:c="8"/>}</text:p>
            <text:p text:style-name="P13"><text:s text:c="4"/>}</text:p>
            <text:p text:style-name="P13"/>
            <text:p text:style-name="P13"><text:s text:c="4"/>int done = 1;</text:p>
            <text:p text:style-name="P13"><text:tab/>omp_set_num_threads(n_threads);</text:p>
            <text:p text:style-name="P13"><text:s text:c="4"/>#pragma omp parallel for shared(l, lnew) reduction(&amp;&amp; : done)</text:p>
            <text:p text:style-name="P13"><text:s text:c="4"/>for (int j = 0; j &lt; n; ++j) {</text:p>
            <text:p text:style-name="P13"><text:s text:c="8"/>for (int i = 0; i &lt; n; ++i) {</text:p>
            <text:p text:style-name="P13"><text:s text:c="12"/>int lij = l[j*n+i];</text:p>
            <text:p text:style-name="P13"><text:s text:c="12"/>for (int k = 0; k &lt; n; ++k) {</text:p>
            <text:p text:style-name="P14"><text:s text:c="16"/>int lik = ltrans[i*n + k]; //This transpose results in a cache hit</text:p>
            <text:p text:style-name="P13"><text:s text:c="16"/>int lkj = l[j*n+k];</text:p>
            <text:p text:style-name="P13"><text:s text:c="16"/>if (lik + lkj &lt; lij) {</text:p>
            <text:p text:style-name="P13"><text:s text:c="20"/>lij = lik+lkj;</text:p>
            <text:p text:style-name="P13"><text:s text:c="20"/>done = 0;</text:p>
            <text:p text:style-name="P13"><text:s text:c="16"/>}</text:p>
            <text:p text:style-name="P13"><text:s text:c="12"/>}</text:p>
            <text:p text:style-name="P13"><text:s text:c="12"/>lnew[j*n+i] = lij;</text:p>
            <text:p text:style-name="P13"><text:s text:c="8"/>}</text:p>
            <text:p text:style-name="P13"><text:s text:c="4"/>}</text:p>
            <text:p text:style-name="P13"><text:s text:c="4"/>free(ltrans);</text:p>
            <text:p text:style-name="P13"><text:s text:c="4"/>return done;</text:p>
          </table:table-cell>
        </table:table-row>
      </table:table>
      <text:p text:style-name="P25"/>
      <text:p text:style-name="P26">This optimization increased the performance of the function quite a lot.</text:p>
      <text:p text:style-name="P25">Performance after this step:</text:p>
      <text:p text:style-name="P4">Time as per the code: <text:span text:style-name="T1">0.841073</text:span> seconds</text:p>
      <text:p text:style-name="P4">Amplxe Hotspots: Function: <text:tab/><text:span text:style-name="T4">square</text:span> →<text:span text:style-name="T2"> 6.953</text:span> seconds</text:p>
      <text:p text:style-name="P10"><text:span text:style-name="T12"><text:tab/><text:tab/><text:tab/><text:tab/>memcpy → </text:span><text:span text:style-name="T13">0.010</text:span><text:span text:style-name="T12"> seconds</text:span></text:p>
      <text:p text:style-name="P17"><text:s text:c="2"/></text:p>
      <text:p text:style-name="P23">Optimizations performed table:</text:p>
      <text:p text:style-name="P23"/>
      <table:table table:name="Table1" table:style-name="Table1">
        <table:table-column table:style-name="Table1.A"/>
        <table:table-column table:style-name="Table1.B"/>
        <table:table-column table:style-name="Table1.C"/>
        <table:table-row>
          <table:table-cell table:style-name="Table1.A1" office:value-type="string">
            <text:p text:style-name="P27"/>
          </table:table-cell>
          <table:table-cell table:style-name="Table1.A1" office:value-type="string">
            <text:p text:style-name="P27">Time as per the code</text:p>
          </table:table-cell>
          <table:table-cell table:style-name="Table1.C1" office:value-type="string">
            <text:p text:style-name="P27">Time as per amplxe </text:p>
          </table:table-cell>
        </table:table-row>
        <table:table-row>
          <table:table-cell table:style-name="Table1.A2" office:value-type="string">
            <text:p text:style-name="P27">Unoptimized</text:p>
          </table:table-cell>
          <table:table-cell table:style-name="Table1.A2" office:value-type="string">
            <text:p text:style-name="P27">3.17277</text:p>
          </table:table-cell>
          <table:table-cell table:style-name="Table1.C2" office:value-type="string">
            <text:p text:style-name="P27">Square: 43.093</text:p>
            <text:p text:style-name="P27">memcpy: 0.029s</text:p>
          </table:table-cell>
        </table:table-row>
        <table:table-row>
          <table:table-cell table:style-name="Table1.A2" office:value-type="string">
            <text:p text:style-name="P27"><text:span text:style-name="T9">i)</text:span><text:span text:style-name="T15"> </text:span>Removed redundant loop</text:p>
          </table:table-cell>
          <table:table-cell table:style-name="Table1.A2" office:value-type="string">
            <text:p text:style-name="P27">3.08317</text:p>
          </table:table-cell>
          <table:table-cell table:style-name="Table1.C2" office:value-type="string">
            <text:p text:style-name="P27">Square: 43.227s</text:p>
            <text:p text:style-name="P27">memcpy: 0.0<text:span text:style-name="T2">28</text:span>s</text:p>
          </table:table-cell>
        </table:table-row>
        <table:table-row>
          <table:table-cell table:style-name="Table1.A2" office:value-type="string">
            <text:p text:style-name="P27"><text:span text:style-name="T9">ii)</text:span><text:span text:style-name="T15"> </text:span>Removed memcpy calls</text:p>
          </table:table-cell>
          <table:table-cell table:style-name="Table1.A2" office:value-type="string">
            <text:p text:style-name="P27">2.98006</text:p>
          </table:table-cell>
          <table:table-cell table:style-name="Table1.C2" office:value-type="string">
            <text:p text:style-name="P27">Square: 29.199s</text:p>
            <text:p text:style-name="P27">memcpy: 0.010s</text:p>
          </table:table-cell>
        </table:table-row>
        <table:table-row>
          <table:table-cell table:style-name="Table1.A2" office:value-type="string">
            <text:p text:style-name="P27"><text:span text:style-name="T9">iii)</text:span><text:span text:style-name="T15"> </text:span>Copy Optimization for better cache hits</text:p>
          </table:table-cell>
          <table:table-cell table:style-name="Table1.A2" office:value-type="string">
            <text:p text:style-name="P27">0.841073</text:p>
          </table:table-cell>
          <table:table-cell table:style-name="Table1.C2" office:value-type="string">
            <text:p text:style-name="P27">Square: 6.953s</text:p>
            <text:p text:style-name="P27">memcpy: <text:span text:style-name="T15">0.010s</text:span></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5in" fo:margin-bottom="1.5in" fo:margin-left="1.5in" fo:margin-right="1.5in" style:writing-mode="lr-tb"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iraj Dhawan</meta:initial-creator>
    <meta:creation-date>2015-11-10T22:23:14.257201554</meta:creation-date>
    <dc:date>2015-11-11T00:03:33.744979397</dc:date>
    <dc:creator>Amiraj Dhawan</dc:creator>
    <meta:editing-duration>PT1H8M19S</meta:editing-duration>
    <meta:editing-cycles>8</meta:editing-cycles>
    <meta:generator>LibreOffice/4.4.6.3$Linux_X86_64 LibreOffice_project/40m0$Build-3</meta:generator>
    <meta:document-statistic meta:table-count="6" meta:image-count="0" meta:object-count="0" meta:page-count="3" meta:paragraph-count="110" meta:word-count="741" meta:character-count="4369" meta:non-whitespace-character-count="3266"/>
  </office:meta>
</office:document-meta>
</file>